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hyphenation-ladder-count="no-limit" style:page-number="auto"/>
      <style:text-properties officeooo:rsid="002a7556" officeooo:paragraph-rsid="002a7556" fo:hyphenate="true" fo:hyphenation-remain-char-count="2" fo:hyphenation-push-char-count="2"/>
    </style:style>
    <style:style style:name="P2" style:family="paragraph" style:parent-style-name="Heading_20_1">
      <style:text-properties style:font-name="URW Chancery L1" officeooo:paragraph-rsid="001c5b4c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e4583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35545d" fo:hyphenate="true" fo:hyphenation-remain-char-count="2" fo:hyphenation-push-char-count="2"/>
    </style:style>
    <style:style style:name="P5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36c101" fo:hyphenate="true" fo:hyphenation-remain-char-count="2" fo:hyphenation-push-char-count="2"/>
    </style:style>
    <style:style style:name="T1" style:family="text">
      <style:text-properties officeooo:rsid="001c5b4c"/>
    </style:style>
    <style:style style:name="T2" style:family="text">
      <style:text-properties officeooo:rsid="0021cd4e"/>
    </style:style>
    <style:style style:name="T3" style:family="text">
      <style:text-properties officeooo:rsid="0023f02e"/>
    </style:style>
    <style:style style:name="T4" style:family="text">
      <style:text-properties officeooo:rsid="00250993"/>
    </style:style>
    <style:style style:name="T5" style:family="text">
      <style:text-properties officeooo:rsid="0027065d"/>
    </style:style>
    <style:style style:name="T6" style:family="text">
      <style:text-properties officeooo:rsid="002a7556"/>
    </style:style>
    <style:style style:name="T7" style:family="text">
      <style:text-properties officeooo:rsid="002e4583"/>
    </style:style>
    <style:style style:name="T8" style:family="text">
      <style:text-properties fo:font-variant="normal" fo:text-transform="none" fo:color="#000000" style:font-name="courier new" fo:font-size="9.75pt" fo:letter-spacing="normal" fo:font-style="normal" fo:font-weight="normal" officeooo:rsid="0033c326"/>
    </style:style>
    <style:style style:name="T9" style:family="text">
      <style:text-properties fo:font-variant="normal" fo:text-transform="none" fo:color="#000000" style:font-name="courier new" fo:font-size="10pt" fo:letter-spacing="normal" fo:font-style="normal" fo:font-weight="normal" officeooo:rsid="0033c326" style:font-size-asian="10pt" style:font-size-complex="10pt"/>
    </style:style>
    <style:style style:name="T10" style:family="text">
      <style:text-properties officeooo:rsid="00309764"/>
    </style:style>
    <style:style style:name="T11" style:family="text">
      <style:text-properties officeooo:rsid="00311f6b"/>
    </style:style>
    <style:style style:name="T12" style:family="text">
      <style:text-properties officeooo:rsid="0033c326"/>
    </style:style>
    <style:style style:name="T13" style:family="text">
      <style:text-properties officeooo:rsid="0035545d"/>
    </style:style>
    <style:style style:name="T14" style:family="text">
      <style:text-properties officeooo:rsid="003655bc"/>
    </style:style>
    <style:style style:name="T15" style:family="text">
      <style:text-properties officeooo:rsid="0036c101"/>
    </style:style>
    <style:style style:name="T16" style:family="text">
      <style:text-properties style:font-name="Courier New" officeooo:rsid="0036c101"/>
    </style:style>
    <style:style style:name="T17" style:family="text">
      <style:text-properties style:font-name="Courier New" fo:font-size="10pt" officeooo:rsid="0036c101" style:font-size-asian="10pt" style:font-size-complex="10pt"/>
    </style:style>
    <style:style style:name="T18" style:family="text">
      <style:text-properties officeooo:rsid="0038bd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2">2 курс, </text:span><text:span text:style-name="T18">11</text:span><text:span text:style-name="T12"> группа</text:span><text:span text:style-name="T5"> </text:span><text:span text:style-name="T1">(</text:span><text:span text:style-name="T4">2</text:span><text:span text:style-name="T12">8</text:span><text:span text:style-name="T1">.</text:span><text:span text:style-name="T2">0</text:span><text:span text:style-name="T6">2</text:span><text:span text:style-name="T1">.201</text:span><text:span text:style-name="T3">1</text:span><text:span text:style-name="T1">)</text:span></text:h>
      <text:p text:style-name="P1">Решения размещаются в дв<text:span text:style-name="T11">у</text:span>х файлах, h<text:span text:style-name="T12">-файле и</text:span> cpp<text:span text:style-name="T12">-файле</text:span> и демонстрируются в <text:span text:style-name="T12">третьем </text:span>файле main.cpp.</text:p>
      <text:list xml:id="list530001497" text:style-name="L1">
        <text:list-item>
          <text:p text:style-name="P3"><text:span text:style-name="T7">Определить </text:span><text:span text:style-name="T15">класс</text:span><text:span text:style-name="T6"> </text:span><text:span text:style-name="T9">Rectangle</text:span><text:span text:style-name="T8"> </text:span><text:span text:style-name="T7">с двумя полями типа </text:span><text:span text:style-name="T17">double</text:span><text:span text:style-name="T7">, </text:span><text:span text:style-name="T10">предназначенными для хранения </text:span><text:span text:style-name="T12">длин сторон некоторого прямоугольника</text:span><text:span text:style-name="T7">. </text:span><text:span text:style-name="T15">Предусмотреть конструктор для инициализации полей класса и методом для вычисления площади прямоугольника.</text:span></text:p>
        </text:list-item>
        <text:list-item>
          <text:p text:style-name="P5"><text:span text:style-name="T15">Перегрузить операции вывода в поток и сложения для класса </text:span><text:span text:style-name="T9">Rectangle</text:span><text:span text:style-name="T15">. Суммой двух прямоугольников считается прямоугольник, длины сторон которого равны среднему арифметическому длин соответствующих сторон исходных прямоугольников.</text:span></text:p>
        </text:list-item>
        <text:list-item>
          <text:p text:style-name="P4"><text:span text:style-name="T7">Определите функцию, </text:span><text:span text:style-name="T13">которая в</text:span><text:span text:style-name="T7"> </text:span><text:span text:style-name="T15">векторе </text:span><text:span text:style-name="T13">прямоугольников находит прямоугольник с наименьшей площадью. </text:span><text:span text:style-name="T14">Продемонстрируйте её работу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, courier, monospace"/>
    <style:font-face style:name="Courier New" svg:font-family="'Courier New'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2-28T01:01:49</dc:date>
    <dc:creator>Artem Pelenitsyn</dc:creator>
    <meta:editing-duration>PT02H59M48S</meta:editing-duration>
    <meta:editing-cycles>21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89" meta:character-count="718"/>
  </office:meta>
</office:document-meta>
</file>